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/>
      <style:text-properties fo:color="#ff0000" style:text-outline="false" style:text-line-through-style="none" style:font-name="Arial CYR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ar" style:country-complex="SA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>
            <text:p>Аккузин С.А.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Бощаев Р.Р.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Бояринцев А.В.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1 билет</text:p>
          </table:table-cell>
        </table:table-row>
        <table:table-row table:style-name="ro2">
          <table:table-cell table:style-name="ce2" office:value-type="string">
            <text:p>Дементьев Е.А.</text:p>
          </table:table-cell>
          <table:table-cell table:number-columns-repeated="4"/>
        </table:table-row>
        <table:table-row table:style-name="ro1">
          <table:table-cell office:value-type="string">
            <text:p>Завьялов Н.В.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Кислицына М.И.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8 билет</text:p>
          </table:table-cell>
        </table:table-row>
        <table:table-row table:style-name="ro1">
          <table:table-cell office:value-type="string">
            <text:p>Кулигин В.С.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имаков А.И.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18.06.2021</text:date>, <text:time>13:24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K </meta:initial-creator>
    <meta:creation-date>2021-06-18T12:01:47.55</meta:creation-date>
    <dc:date>2021-06-18T13:24:58.95</dc:date>
    <dc:creator>DK </dc:creator>
    <meta:editing-duration>PT1H23M11S</meta:editing-duration>
    <meta:editing-cycles>3</meta:editing-cycles>
    <meta:generator>OpenOffice/4.1.8$Win32 OpenOffice.org_project/418m3$Build-9803</meta:generator>
    <meta:document-statistic meta:table-count="3" meta:cell-count="17" meta:object-count="0"/>
  </office:meta>
</office:document-meta>
</file>